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2.00pt" fo:font-weight="bold" fo:font-family="'Liberation Serif'" style:font-family-asian="'Liberation Serif'" style:font-family-complex="'Liberation Serif'"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Adonay González Gutiérrez FO06_Tarea.</text:span></text:p>
      <text:p text:style-name="P1"><text:span text:style-name="T2"/></text:p>
      <text:p text:style-name="P1"><text:span text:style-name="T3">Actividad 1:</text:span></text:p>
      <text:p text:style-name="P1"><text:span text:style-name="T4"/></text:p>
      <text:p text:style-name="P1"><text:span text:style-name="T5"><text:tab/>-Tres riesgos derivados de las condiciones de seguridad:<text:s/></text:span><text:span text:style-name="T6">En la lectura podemos encontrar diferentes factores de riesgo derivados por la malas condiciones de seguridad, el primero que podemos observar es que el edificio en el que trabaja es antiguo y esta en obras, aparte de eso tiene un mal acceso ya que los escalones de la entrada son muy estrechos y tiene riego de tropezar y caerse.</text:span></text:p>
      <text:p text:style-name="P1"><text:span text:style-name="T7"/></text:p>
      <text:p text:style-name="P1"><text:span text:style-name="T8">Otro riesgo es que Juan aveces tiene mover algunos equipos de un lugar a otro y comenta que tiene poco espacio<text:s text:c="2"/>para realizar las operaciones de mantenimiento, programación...</text:span></text:p>
      <text:p text:style-name="P1"><text:span text:style-name="T9"/></text:p>
      <text:p text:style-name="P1"><text:span text:style-name="T10">Otra riego que también podemos detectar en la lectura es que el material informático se guarda en estanterías muy altas, las cuales, no tienen puertas<text:s text:c="2"/>y ya ha producido mas de una vez que se le cayera alguna de esas cajas encima.</text:span></text:p>
      <text:p text:style-name="P1"><text:span text:style-name="T11"/></text:p>
      <text:p text:style-name="P1"><text:span text:style-name="T12"><text:tab/></text:span></text:p>
      <text:p text:style-name="P1"><text:span text:style-name="T12"><text:tab/></text:span><text:span text:style-name="T13">-Tres riesgos derivados de las condiciones ambientales:<text:s/></text:span><text:span text:style-name="T14">El primero que podemos identificar en la lectura es el riesgo sonoro que tienen que soportar cuando están en los despachos, ya que hay una maquina de lavado en el exterior que emite un sonido molesto y constante.</text:span></text:p>
      <text:p text:style-name="P1"><text:span text:style-name="T15"/></text:p>
      <text:p text:style-name="P1"><text:span text:style-name="T16">A raíz de ese problema surge otro riesgo, dado el ruido emito por la maquina no pueden abrir las ventanas y eso junto a la mala ventilación originar altas temperaturas llegando a los 30º en verano.</text:span></text:p>
      <text:p text:style-name="P1"><text:span text:style-name="T17"/></text:p>
      <text:p text:style-name="P1"><text:span text:style-name="T18">Otro de esos riesgos es la mala iluminación de los pasillos hasta los despachos, ya que la poca visibilidad puede originar caídas o golpes, también mencionar que en los pasillos hay losetas sueltas, lo que también puede originar caídas.</text:span></text:p>
      <text:p text:style-name="P1"><text:span text:style-name="T19"/></text:p>
      <text:p text:style-name="P1"><text:span text:style-name="T20"><text:tab/></text:span><text:span text:style-name="T21">-Tres riesgos derivados de las condiciones ergonómicas:<text:s/></text:span><text:span text:style-name="T22">Uno de los primeros riegos que podemos encontrar es: que la empresa supervisa constantemente el trabajo sometiendo al personal a una gran presión.</text:span></text:p>
      <text:p text:style-name="P1"><text:span text:style-name="T23"/></text:p>
      <text:p text:style-name="P1"><text:span text:style-name="T24">Por una de las causas ambientales mencionadas anteriormente (ruido en el lugar de trabajo) Juan tiene que alzar mucho la voz para comunicarse con sus compañeros lo que produce al final del día dolor de cabeza y garganta.</text:span></text:p>
      <text:p text:style-name="P1"><text:span text:style-name="T25"/></text:p>
      <text:p text:style-name="P1"><text:span text:style-name="T26">Otro punto que podemos ver es que Juan lleva un tiempo sintiéndose muy agotado, como sin falta de energía, siente que no puede con el trabajo y gran sensación de trsteza.</text:span></text:p>
      <text:p text:style-name="P1"><text:span text:style-name="T27"/></text:p>
      <text:p text:style-name="P1"><text:span text:style-name="T28"/></text:p>
      <text:p text:style-name="P1"><text:span text:style-name="T28"/></text:p>
      <text:p text:style-name="P1"><text:span text:style-name="T28"/></text:p>
      <text:p text:style-name="P1"><text:span text:style-name="T28"/></text:p>
      <text:p text:style-name="P1"><text:span text:style-name="T28"/></text:p>
      <text:p text:style-name="P1"><text:span text:style-name="T28"/></text:p>
      <text:p text:style-name="P1"><text:span text:style-name="T28">Actividad 2 y 3</text:span><text:span text:style-name="T29">:</text:span><text:span text:style-name="T30">Realiza una evaluación de esos riesgos en función de la severidad de los daños que pueden producir en la salud del trabajador y la probabilidad de que ocurran así como una valoración de los mismos (Tolerable, Moderado,...)- Indica los daños a la salud que pueden provocar cada uno de esos riesgos.</text:span></text:p>
      <text:p text:style-name="P1"><text:span text:style-name="T31"/></text:p>
      <text:p text:style-name="P1"><text:span text:style-name="T31"><text:tab/>- Primero de esos riegos que podemos encontrar en la lectura es que lo superiores ejercen gran presion sobre los trabajadores y amonestan verbalmente y por escrito a los que tengan iniciativa<text:s text:c="2"/>propia. Lo que puede producir estres y tension en el ambien laboral (riesgo moderado)</text:span></text:p>
      <text:p text:style-name="P1"><text:span text:style-name="T31"><text:s/></text:span></text:p>
      <text:p text:style-name="P1"><text:span text:style-name="T31"><text:tab/>-Por otro lado podemos ver que el edificio donde se encuentra n la oficinas esta en obras, la lectura no nos especifica que tipo de repoleacion es, pero esto puede conllevar a diferentes riegos, como por ejemplo: caida de material de obra desde andamios etc, un riego que si esta mencionado es que se tropieza con los enscalones de la entrado dado qeu es muy estrecha, esto es un riego moderado, ya que pueden terminar cayendose alguien y sufrir algun golpe leve o llegar a alguna fractura.</text:span></text:p>
      <text:p text:style-name="P1"><text:span text:style-name="T31"/></text:p>
      <text:p text:style-name="P1"><text:span text:style-name="T31"><text:tab/>-Siguiente riesgo que observamos es la falta de iluminacion en los pasillos, unido a que las losetas de suelo estan sueltas pueden producir un riego de caidas, golpes y fracturas (riego<text:s text:c="2"/>medio-medioalto)</text:span></text:p>
      <text:p text:style-name="P1"><text:span text:style-name="T31"/></text:p>
      <text:p text:style-name="P1"><text:span text:style-name="T31"><text:tab/>-Ruido en los despaspachos por una maquina de auto lavado que hay al lado de la oficina. Esto produce varios riegos labrorales: Primero el elevado rudio hace qeu no se escuchen los compañeros y que tengan que elevar la voz , lo que hace que al final del dia esten con dolores de cabeza y de garganta( riego moderado) Segundo el alto ruido hace que no puedan abrir las ventanas, lo que producen unas altas temperaturas en las oficinas (riego moderado) ya que puede producir junto a la falta de ventilacion golpes de calor, mal ambiente de trabajo, y llegando a producir un zumbido constante en los oidos de Juan.</text:span></text:p>
      <text:p text:style-name="P1"><text:span text:style-name="T31"/></text:p>
      <text:p text:style-name="P1"><text:span text:style-name="T31"><text:tab/>-El material informático, se guarda en estanterías muy altas, sin puertas y alguna vez se le ha caído una caja encima( esto podemos considerarlo un riego leve-moderado) ya que dependiendo de lo que contengan las cajas puedes hacerte mucho daño.</text:span></text:p>
      <text:p text:style-name="P1"><text:span text:style-name="T31"/></text:p>
      <text:p text:style-name="P1"><text:span text:style-name="T31"><text:tab/>-Juan pasa muchas horas inclinado sobre la mesa de trabajo, lo que puede llevar a producir dolores de espalda por una mala postura.</text:span></text:p>
      <text:p text:style-name="P1"><text:span text:style-name="T31"/></text:p>
      <text:p text:style-name="P1"><text:span text:style-name="T31"><text:tab/>-Por ultimo vemos en el texto que estan faltando varios compañeros por una epidemia de gripe(esto es un riego moderado) Juan cree que la ha pillado dado que tiene sintomas como dolor de cabeza y malestar general,pero tambien comenta qeu lleva tiempo sintiendose agotado y sin motivacion lo que se puede achacar al mal ambiente de trabajo, siento este causado por la gran presion a la que es sometido y tambien por las malas condiciones del lugar de trabajo y puede que este sufriendo de esstres o que este ¨ quemado ¨ de su trabajo.</text:span></text:p>
      <text:p text:style-name="P1"><text:span text:style-name="T31"/></text:p>
      <text:p text:style-name="P1"><text:span text:style-name="T31"/></text:p>
      <text:p text:style-name="P1"><text:span text:style-name="T32">Actividad 4:</text:span><text:span text:style-name="T33">Indica qué técnica de prevención y/o protección es más adecuada para prevenirlos. </text:span></text:p>
      <text:p text:style-name="P1"><text:span text:style-name="T34"/></text:p>
      <text:p text:style-name="P1"><text:span text:style-name="T34"><text:tab/>-Alta presion labroral: Para este riesgo labroral lo mejor que se puede hacer es reunirse con el comite de empresa y informar de los hechos y que el comite se reuna y comente esta situacion con lo dirigentes de la empresa para poder solucinar esta situacion.</text:span></text:p>
      <text:p text:style-name="P1"><text:span text:style-name="T34"/></text:p>
      <text:p text:style-name="P1"><text:span text:style-name="T34"><text:tab/>-Obras en las oficinas: Primero que nada la señalizacikon en todo lugar que se esten haciendo obras y que haya cualquier tipo de riego, utilizacion de epis siempre que sean necesarios y en el caso mas conconcreto de la entrada estrecha, intentar habilitar otra entrada provisional hasta que esta este arreglada<text:s text:c="2"/>y<text:s text:c="2"/>en el caso de que eso no fuera posible la señalizacion del estrachamiento y de pasar con precaución.</text:span></text:p>
      <text:p text:style-name="P1"><text:span text:style-name="T34"/></text:p>
      <text:p text:style-name="P1"><text:span text:style-name="T34"><text:tab/>-Pasillos con poca iluminacion y losetas sueltas: Ya que que el edificio esta siendo remodelado,como ya dije antes toda aquella zona que no este en condiciones y o este siendo remodela debe estar señalizada, en este caso se podrian una luces provisionales<text:s text:c="2"/>o directamente corregir este problemas con las luces y obviamente lo mismo con el tema de las losetas: una correcta señalizacion con los peligros que<text:s text:c="2"/>esto puede llevar y la solucion al problema que es arreglar el piso.</text:span></text:p>
      <text:p text:style-name="P1"><text:span text:style-name="T34"><text:tab/></text:span></text:p>
      <text:p text:style-name="P1"><text:span text:style-name="T34"><text:tab/>- Ruido y calor en las oficinas: Esto tiene una unica solucion ya que el ruido va a ser inevitable, instalacion de aire acondicionado y la insonorización de las oficinas.</text:span></text:p>
      <text:p text:style-name="P1"><text:span text:style-name="T34"/></text:p>
      <text:p text:style-name="P1"><text:span text:style-name="T34"><text:tab/>-Estanterias sin puertas: Usar una escalera para poner las cajas y descargarla de las zonas mas altas, intentar<text:s text:c="2"/>poner el material mas pesado y mas complicado de coger en las zonas mas bajas para no tener es risgo de que se nos caigan las cosas encimas y suframos algun tipo de lesion.</text:span></text:p>
      <text:p text:style-name="P1"><text:span text:style-name="T34"/></text:p>
      <text:p text:style-name="P1"><text:span text:style-name="T34"><text:tab/>-Juan pasa muchas horas inclinado sobre la mesa de trabajo: Corregir la posision de traqajo para evitar problemas de espalda, la oficina debe contar con sillas con reposabrazos y espaldar regulable.</text:span></text:p>
      <text:p text:style-name="P1"><text:span text:style-name="T34"/></text:p>
      <text:p text:style-name="P1"><text:span text:style-name="T34"><text:tab/>-Posible epidemia de gripe: Siempre que uno se encuentre mal y acuda al trabajo hacerlo con mascarilla para no contagiar a los demas y en caso de qeu sea mas grave y no se acuda al trabjo avisara a los encargado, jefes, etc para avisar a los demas compañeros y qeu acudan al trabajo con mascarilla.</text:span></text:p>
      <text:p text:style-name="P1"><text:span text:style-name="T34"/></text:p>
      <text:p text:style-name="P1"><text:span text:style-name="T34"><text:tab/>-Por ultimo Juan comenta que no esta motivado y que se encuentra sin ganas de nada, son los sintomas mas tipicos de caso de ¨burn out¨ o<text:s text:c="2"/>quemado de trabajo, estos casos son los mas dificiles de prevenir y o solucionar, ya que aveces sin querer nos llevamos el trabajo a casa, le damos mas vueltas de las que debemos a las cosas, como trabajardor que he sido aqui dare un poco de mi opinion personal, creo que para este riesgo labroral es dificil definir algo para prevenirlo o solucinarlo en caso de que lo estes sufriendo.Hay tomarse las cosas como son el trqabajo solo forma parte de tu vidanop te puede ir toda tu vida en ello.</text:span></text:p>
      <text:p text:style-name="P1"><text:span text:style-name="T34"><text:tab/></text:span></text:p>
      <text:p text:style-name="P1"><text:span text:style-name="T35"/></text:p>
      <text:p text:style-name="P1"><text:span text:style-name="T36"><text:s text:c="2"/></text:span></text:p>
      <text:p text:style-name="P1"><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